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7b4f" officeooo:paragraph-rsid="000f7b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’ai eu des soucis de thèmes pile quand j’ai envoyer le lien ! J’ai put régler le problème, enfin j’ai cru….du coup j’ai comprit que ce matin que j’avais laissé le thème par défaut et que j’avais pas activer le mien…</text:p>
      <text:p text:style-name="P1">J’ai téléchargé un autre thème ce matin, du coup, j’ai pas encore fini tous les réglages mais je t’envoie quand même le nouveau lien avec les modifica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2:10:33.431012622</meta:creation-date>
    <dc:date>2019-09-12T12:13:45.589360368</dc:date>
    <meta:editing-duration>PT3M13S</meta:editing-duration>
    <meta:editing-cycles>1</meta:editing-cycles>
    <meta:document-statistic meta:table-count="0" meta:image-count="0" meta:object-count="0" meta:page-count="1" meta:paragraph-count="2" meta:word-count="68" meta:character-count="372" meta:non-whitespace-character-count="306"/>
    <meta:generator>LibreOffice/6.0.7.3$Linux_X86_64 LibreOffice_project/00m0$Build-3</meta:generator>
  </office:meta>
</office:document-meta>
</file>